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style="italic" style:text-underline-style="solid" style:text-underline-width="auto" style:text-underline-color="font-color" fo:font-weight="bold" fo:background-color="#ff3333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style="italic" style:text-underline-style="solid" style:text-underline-width="auto" style:text-underline-color="font-color" fo:font-weight="bold" fo:background-color="#ff3333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style:font-name="URW Chancery L"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re de Mission</text:p>
      <text:p text:style-name="P1"/>
      <text:p text:style-name="P1">Destination : <text:text-input text:description="">$destination</text:text-input></text:p>
      <text:p text:style-name="Standard"/>
      <text:p text:style-name="P3">Ville : <text:text-input text:description="">$ville</text:text-input></text:p>
      <text:p text:style-name="Standard"/>
      <text:p text:style-name="P2">Pays : <text:text-input text:description="">$pays</text:text-input></text:p>
      <text:p text:style-name="P2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salhi</meta:initial-creator>
    <meta:creation-date>2013-12-09T10:19:18.844314292</meta:creation-date>
    <dc:date>2014-09-05T21:08:52.71</dc:date>
    <meta:editing-duration>PT58M54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4" meta:word-count="12" meta:character-count="68"/>
  </office:meta>
</office:document-meta>
</file>